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30000008D0A79701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25in" fo:margin-left="0.1708in" table:align="left"/>
    </style:style>
    <style:style style:name="Table1.A" style:family="table-column">
      <style:table-column-properties style:column-width="0.8646in"/>
    </style:style>
    <style:style style:name="Table1.B" style:family="table-column">
      <style:table-column-properties style:column-width="0.7083in"/>
    </style:style>
    <style:style style:name="Table1.C" style:family="table-column">
      <style:table-column-properties style:column-width="5.0521in"/>
    </style:style>
    <style:style style:name="Table1.1" style:family="table-row">
      <style:table-row-properties style:min-row-height="0.2688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snap-to-layout-grid="false"/>
    </style:style>
    <style:style style:name="P3" style:family="paragraph" style:parent-style-name="Tabl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style:text-underline-style="none" fo:font-weight="bold" style:font-weight-asian="bold" style:font-weight-complex="bold"/>
    </style:style>
    <style:style style:name="P8" style:family="paragraph" style:parent-style-name="Standard">
      <style:paragraph-properties fo:text-align="start" style:justify-single-word="false"/>
      <style:text-properties style:text-underline-style="none" fo:font-weight="normal" style:font-weight-asian="normal" style:font-weight-complex="normal"/>
    </style:style>
    <style:style style:name="P9" style:family="paragraph" style:parent-style-name="Standard">
      <style:paragraph-properties fo:text-align="start" style:justify-single-word="false"/>
      <style:text-properties fo:font-variant="normal" fo:text-transform="none" style:use-window-font-color="true" style:font-name="Times New Roman" fo:font-size="12pt" fo:letter-spacing="normal" fo:font-style="normal" fo:font-weight="bold" style:font-size-asian="12pt" style:font-weight-asian="bold" style:font-size-complex="12pt" style:font-weight-complex="bold"/>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fo:break-before="page"/>
      <style:text-properties fo:font-weight="bold" style:font-weight-asian="bold" style:font-weight-complex="bold"/>
    </style:style>
    <style:style style:name="P13" style:family="paragraph" style:parent-style-name="Standard">
      <style:paragraph-properties fo:text-align="start" style:justify-single-word="false" fo:break-before="page"/>
      <style:text-properties fo:font-weight="bold"/>
    </style:style>
    <style:style style:name="P14" style:family="paragraph" style:parent-style-name="Standard">
      <style:paragraph-properties fo:text-align="start" style:justify-single-word="false" fo:break-before="page"/>
    </style:style>
    <style:style style:name="P15" style:family="paragraph" style:parent-style-name="Standard">
      <style:paragraph-properties fo:text-align="start" style:justify-single-word="false" fo:break-before="page"/>
      <style:text-properties style:text-underline-style="none" fo:font-weight="normal" style:font-weight-asian="normal" style:font-weight-complex="normal"/>
    </style:style>
    <style:style style:name="P16"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T1" style:family="text">
      <style:text-properties fo:font-size="28pt" fo:font-weight="normal" style:font-size-asian="28pt" style:font-weight-asian="normal" style:font-size-complex="28pt" style:font-weight-complex="normal"/>
    </style:style>
    <style:style style:name="T2" style:family="text">
      <style:text-properties style:text-position="super 58%" style:font-name="Times New Roman1" fo:font-size="18pt" fo:font-weight="normal" style:font-name-asian="Times New Roman1" style:font-size-asian="18pt" style:font-weight-asian="normal" style:font-name-complex="Times New Roman1" style:font-size-complex="18pt" style:font-weight-complex="normal"/>
    </style:style>
    <style:style style:name="T3" style:family="text">
      <style:text-properties style:font-name="Times New Roman1" fo:font-size="15pt" fo:font-weight="normal" style:font-name-asian="Times New Roman1" style:font-size-asian="15pt" style:font-weight-asian="normal" style:font-name-complex="Times New Roman1" style:font-size-complex="15pt" style:font-weight-complex="normal"/>
    </style:style>
    <style:style style:name="T4" style:family="text">
      <style:text-properties style:font-name="Times New Roman1" style:font-name-asian="Droid Sans Fallback" style:font-name-complex="Times New Roman1"/>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fo:font-variant="normal" fo:text-transform="none" fo:color="#800000" style:font-name="Times New Roman" fo:font-size="12pt" fo:letter-spacing="normal" fo:font-style="normal" style:font-size-asian="12pt" style:font-size-complex="12pt"/>
    </style:style>
    <style:style style:name="T12"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style:use-window-font-color="true" style:font-name="Times New Roman" fo:font-size="12pt" fo:letter-spacing="normal" fo:font-style="normal" style:font-size-asian="12pt" style:font-weight-asian="bold" style:font-size-complex="12pt" style:font-weight-complex="bold"/>
    </style:style>
    <style:style style:name="T14" style:family="text">
      <style:text-properties fo:font-variant="normal" fo:text-transform="none" style:use-window-font-color="true" style:font-name="Times New Roman" fo:font-size="12pt" fo:letter-spacing="normal" fo:font-style="normal" style:font-size-asian="12pt" style:font-size-complex="12pt"/>
    </style:style>
    <style:style style:name="T15" style:family="text">
      <style:text-properties style:use-window-font-color="true" fo:font-weight="normal" style:font-weight-asian="normal" style:font-weight-complex="normal"/>
    </style:style>
    <style:style style:name="T16" style:family="text">
      <style:text-properties style:use-window-font-color="true" style:font-weight-asian="bold" style:font-weight-complex="bold"/>
    </style:style>
    <style:style style:name="T17" style:family="text">
      <style:text-properties fo:font-style="italic" style:font-style-asian="italic" style:font-style-complex="italic"/>
    </style:style>
    <style:style style:name="T18" style:family="text">
      <style:text-properties fo:font-size="14pt" style:text-underline-style="none" style:font-size-asian="14pt" style:font-size-complex="14pt"/>
    </style:style>
    <style:style style:name="T19" style:family="text">
      <style:text-properties fo:font-weight="bold" style:font-weight-asian="bold" style:font-weight-complex="bold"/>
    </style:style>
    <style:style style:name="T20"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002-XXX</text:p>
      <text:p text:style-name="P5">Software Development on Linux Systems</text:p>
      <text:p text:style-name="P5">Lab 06 – Configuration files and installing/using version control software</text:p>
      <text:p text:style-name="P5"/>
      <text:p text:style-name="P5">Name: ______________________________________ <text:s text:c="5"/>Section: _____________</text:p>
      <text:p text:style-name="P6"><text:line-break/></text:p>
      <text:p text:style-name="P6"><text:tab/>Activity – <text:s/>Configuration Files<text:line-break/><text:line-break/><text:tab/><text:span text:style-name="T5">As we have discussed, everything in Linux is a file. The system itself is made up of many types <text:tab/>of files, such as binaries, scripts and configuration files. Binaries are the compiled source code <text:tab/>for a program (IE: .class files in Java or .exe in C#). Binaries are the executable code for a <text:tab/>program. In Linux these often end in .bin or .run, but most commonly will not have any <text:tab/>extension. Configuration files are used by the binaries or the system scripts as parameters for <text:tab/>settings and preferences. These may be system settings, application settings or personal settings. <text:tab/><text:line-break/><text:tab/>Configuration files come in many forms depending on the purpose, the application requiring it <text:tab/>and the author of the configuration file. Some will be just numbers and hex codes. Some will <text:tab/>look more like variables, and others may be comma delimited parameters. Configuration files <text:tab/>really can take any form. Configuration files will mostly be seen without file extensions, with <text:tab/>the .ini extension or with the .conf extension. It is expected you will probably write <text:tab/>configuration files in this course for <text:tab/>your own work. <text:line-break/><text:line-break/><text:tab/>You will work with configuration files in this lab. <text:line-break/><text:line-break/><text:tab/></text:span><text:span text:style-name="T7">Personal Configuration Files</text:span><text:span text:style-name="T5"><text:line-break/><text:tab/>In some cases, configuration files are actually scripts as well. In Linux you have several <text:tab/>configuration files linked to your account. Some of these are scripts that run.<text:line-break/><text:line-break/><text:tab/>Your personal configuration files are in your home directory. Recall ~ means your home folder <text:tab/>in Linux. <text:line-break/><text:line-break/><text:tab/>Note: Files beginning with a period are hidden files and are not displayed unless the user <text:tab/>specifies they want to see hidden files.<text:line-break/><text:line-break/><text:tab/>1) First look at your user profile. This file is named </text:span>.<text:span text:style-name="T5">profile in your home directory<text:line-break/><text:tab/> <text:s text:c="4"/></text:span>Note: If .bash_profile does not exist, it will be called .profile instead<text:span text:style-name="T5"><text:line-break/><text:tab/> <text:s text:c="4"/>In terminal type “cat <text:s/></text:span>~/.<text:span text:style-name="T5">bash_profile” and hit enter <text:s/><text:tab/><text:line-break/><text:tab/> <text:s text:c="4"/>This will display a script that sets your default path for commands and applications when <text:tab/><text:tab/> <text:s text:c="4"/>you login. This is also where you can set up certain scripts, commands and applications to <text:tab/> <text:tab/> <text:s text:c="4"/>run when you login. Your profile allows you configure your personal session. You may add <text:tab/> <text:tab/> <text:s text:c="4"/>custom configurations for your user here.<text:line-break/></text:span><text:soft-page-break/><text:span text:style-name="T5"><text:tab/>2) Now look at your bash initialization file. This is called </text:span>.<text:span text:style-name="T5">bashrc <text:line-break/><text:tab/> <text:s text:c="4"/>In terminal type “cat <text:s/></text:span>~/.<text:span text:style-name="T5">bashrc” and hit enter<text:line-break/><text:tab/> <text:s text:c="4"/>This should display a bash script that has Bash scripting configuration information, such as <text:tab/><text:tab/> <text:s text:c="5"/>user settings, keyword highlighting preferences, aliases to other commands, how many <text:tab/> <text:tab/> <text:s text:c="4"/>commands to store in history, etc.</text:span><text:line-break/><text:span text:style-name="T5"><text:tab/> <text:s text:c="2"/><text:line-break/><text:tab/>3) The previous two configuration files were bash scripts, but configuration files may take any <text:tab/><text:tab/> <text:s text:c="3"/>form as long as the application knows how the parse the information. For example, a personal <text:tab/> <text:s text:c="3"/>file you have is your bash history. This is a configuration file that contains a large list of your <text:tab/> <text:s text:c="3"/>previous commands. This is used by bash so that when you hit the up arrow in terminal it <text:tab/> <text:tab/> <text:s text:c="3"/>knows which previous command to show.<text:line-break/><text:line-break/><text:tab/> <text:s text:c="3"/>Look at your own bash history. This file is called </text:span>.<text:span text:style-name="T5">bash_history<text:line-break/><text:tab/> <text:s text:c="3"/>In terminal type “cat <text:s/></text:span>~/.<text:span text:style-name="T5">bash_history” <text:line-break/><text:tab/> <text:s text:c="3"/>You will see your previously typed commands one per line. This file contains no other data or <text:tab/> <text:s text:c="3"/>logic than just a line for line list of your commands. <text:line-break/><text:line-break/><text:line-break/><text:tab/>4) To see how these files work, we will edit your profile.<text:line-break/><text:line-break/><text:tab/> <text:s text:c="4"/>Using the editor of your choice (preferably gedit or vi [vim] ) edit your <text:s/></text:span>.profile<text:span text:style-name="T5"> file in your <text:tab/> <text:tab/> <text:s text:c="4"/>home directory to echo “Welcome $USER” at the very end. <text:line-break/><text:line-break/><text:tab/> <text:s text:c="4"/>Save the file and open a brand </text:span>new<text:span text:style-name="T5"> terminal session. What happened?<text:line-break/><text:line-break/><text:line-break/><text:tab/> <text:s text:c="4"/>_________________________________________________________<text:line-break/><text:line-break/><text:line-break/><text:line-break/><text:tab/> <text:s text:c="4"/><text:tab/>Show the results of all of these to your instructor/TA to get credit<text:line-break/><text:line-break/><text:line-break/><text:tab/><text:tab/></text:span>Instructor/TA <text:s/>Sign-Off _______________________________<text:span text:style-name="T5"><text:line-break/><text:line-break/><text:line-break/><text:line-break/><text:line-break/><text:line-break/></text:span><text:line-break/></text:p>
      <text:p text:style-name="P12"><text:tab/><text:span text:style-name="T7">System Configuration Files</text:span><text:span text:style-name="T6"><text:line-break/></text:span><text:span text:style-name="T9"><text:tab/>Now we will look at system configuration files. System configuration files are similar to <text:tab/>personal configuration files and may take any form, but they are used for system settings and <text:tab/>preferences; not a specific user.<text:line-break/><text:line-break/><text:tab/>1) One you will probably be familiar with is your hosts file<text:line-break/><text:tab/> <text:s text:c="3"/>Type “cat <text:s/>/etc/hosts” <text:line-break/><text:tab/> <text:s text:c="3"/>This should show your localhost and saved host information. <text:line-break/><text:tab/> <text:s text:c="3"/>It may look like this, but will vary from computer to computer<text:line-break/><text:line-break/></text:span><text:span text:style-name="T8"><text:tab/> <text:s text:c="3"/>127.0.0.1<text:tab/>localhost </text:span></text:p>
      <text:p text:style-name="P7"><text:tab/> <text:s text:c="3"/>127.0.1.1<text:tab/>hostname.rochester.rr.com<text:tab/>hostname</text:p>
      <text:p text:style-name="P7"/>
      <text:p text:style-name="P7"><text:tab/> <text:s text:c="3"/># The following lines are desirable for IPv6 capable hosts </text:p>
      <text:p text:style-name="P7"><text:tab/> <text:s text:c="3"/>::1 <text:s text:c="4"/>ip6-localhost ip6-loopback </text:p>
      <text:p text:style-name="P7"><text:tab/> <text:s text:c="4"/>fe00::0 ip6-localnet </text:p>
      <text:p text:style-name="P7"><text:tab/> <text:s text:c="4"/>ff00::0 ip6-mcastprefix </text:p>
      <text:p text:style-name="P7"><text:tab/> <text:s text:c="4"/>ff02::1 ip6-allnodes </text:p>
      <text:p text:style-name="P6"><text:span text:style-name="T8"><text:tab/> <text:s text:c="4"/>ff02::2 ip6-allrouters </text:span><text:span text:style-name="T9"><text:line-break/><text:tab/></text:span><text:span text:style-name="T6"><text:line-break/></text:span><text:span text:style-name="T9"><text:tab/> <text:s text:c="3"/>As you can see, <text:s/>this file is not a Bash script, it is a just a space delimited file which an <text:tab/> <text:tab/> <text:s text:c="3"/>expected format for each field. The system understands this format and parses the file to set <text:tab/> <text:tab/> <text:s text:c="3"/>up the network. This is the file that is responsible for making the IP address 127.0.0.1 able to <text:tab/> <text:s/><text:tab/> <text:s text:c="3"/>be used as “localhost” instead.</text:span></text:p>
      <text:p text:style-name="P13"><text:span text:style-name="T5"><text:tab/>2) Now we will look at the file system configuration file. This file is called fstab (File system <text:tab/> <text:s/><text:tab/> <text:s text:c="3"/>table). This file is read by the operating system to determine how to mount file systems on <text:tab/> <text:tab/> <text:s text:c="3"/>your hard drive(s).<text:line-break/><text:tab/><text:line-break/><text:tab/> <text:s text:c="2"/>In terminal type “cat <text:s/>/etc/fstab” and hit enter<text:line-break/><text:tab/> <text:s text:c="2"/>Your output may look like this. It will vary greatly from machine to machine<text:line-break/></text:span><text:span text:style-name="T15"><text:line-break/></text:span><text:span text:style-name="T16"><text:tab/> <text:s text:c="2"/></text:span><text:span text:style-name="T13"># /etc/fstab: static file system information.</text:span></text:p>
      <text:p text:style-name="P9"><text:tab/> <text:s text:c="2"/>#</text:p>
      <text:p text:style-name="P9"><text:tab/> <text:s text:c="2"/># Use 'blkid -o value -s UUID' to print the universally unique identifier</text:p>
      <text:p text:style-name="P9"><text:tab/> <text:s text:c="2"/># for a device; this may be used with UUID= as a more robust way to name</text:p>
      <text:p text:style-name="P9"><text:tab/> <text:s text:c="2"/># devices that works even if disks are added and removed. See fstab(5).</text:p>
      <text:p text:style-name="P9"><text:tab/> <text:s text:c="2"/>#</text:p>
      <text:p text:style-name="P9"><text:tab/> <text:s text:c="2"/># &lt;file system&gt; &lt;mount point&gt; <text:s text:c="2"/>&lt;type&gt; <text:s/>&lt;options&gt; <text:s text:c="6"/>&lt;dump&gt; <text:s/>&lt;pass&gt;</text:p>
      <text:p text:style-name="P9"><text:tab/> <text:s text:c="2"/>proc <text:s text:c="11"/>/proc <text:s text:c="10"/>proc <text:s text:c="3"/>nodev,noexec,nosuid 0 <text:s text:c="6"/>0</text:p>
      <text:p text:style-name="P9"><text:tab/> <text:s/>/dev/sda1 <text:s text:c="6"/>/ <text:s text:c="14"/>ext4 <text:s text:c="3"/>errors=remount-ro 0 <text:s text:c="6"/>1</text:p>
      <text:p text:style-name="P9"><text:tab/> <text:s/># swap was on /dev/sda5 during installation</text:p>
      <text:p text:style-name="P6"><text:span text:style-name="T14"><text:tab/> <text:s/>UUID=9550f521-8c15-4a99-8c24-0c3c6eaa9bf6 none <text:s text:c="11"/>swap <text:s text:c="3"/>sw <text:s text:c="13"/>0 <text:s text:c="6"/>0<text:line-break/><text:tab/> <text:s/>/dev/sda2<text:tab/>/boot<text:tab/> <text:s text:c="5"/>ext4 <text:s text:c="3"/>errors=remount-ro 0<text:tab/>1</text:span><text:span text:style-name="T11"><text:line-break/><text:line-break/><text:tab/> </text:span><text:span text:style-name="T14"><text:s text:c="2"/></text:span><text:span text:style-name="T12">You are not expected to know how to read this yet, but the fstab file is a file you can edit for <text:tab/> <text:s/><text:tab/> <text:s text:c="2"/>custom file system mappings and file system options. It is a tab delimited file with several <text:tab/> <text:s/><text:tab/> <text:s text:c="2"/>parameters the system reads to set up the file access. <text:s/><text:line-break/><text:line-break/><text:tab/>3) Next we will look at a simple configuration file that just stores numerical data. This is the <text:tab/> <text:tab/> <text:s text:c="3"/>ctrl-alt-del file. This file determines the action of the keystroke ctrl + alt + delete. <text:line-break/><text:line-break/><text:tab/> <text:s text:c="3"/>In terminal type “cat <text:s/>/proc/sys/kernel/ctrl-alt-del” and hit enter<text:line-break/><text:tab/> <text:s text:c="3"/>This will probably print a </text:span><text:span text:style-name="T14">0</text:span><text:span text:style-name="T12"> or a </text:span><text:span text:style-name="T14">1</text:span><text:span text:style-name="T12"> .<text:line-break/><text:line-break/><text:tab/> <text:s text:c="4"/>If the value is zero this means that if ctrl alt &amp; delete are pushed, the system will send a <text:tab/> <text:tab/> <text:s text:c="4"/>request to the user to reboot.<text:line-break/><text:line-break/><text:tab/> <text:s text:c="4"/>If the value is one or above this is referred to as a hard reboot. This means if ctrl alt &amp; delete <text:tab/> <text:s text:c="4"/>are pushed, the system will instantly cut power and turn back on.<text:line-break/></text:span></text:p>
      <text:p text:style-name="P12"><text:span text:style-name="T12"><text:tab/>4) Another numerical file that you can edit (</text:span><text:span text:style-name="T14">but with extreme care</text:span><text:span text:style-name="T12">) is threads-max<text:line-break/><text:tab/> <text:s text:c="3"/>Threads-max is a configuration file that stores the maximum number of threads your system <text:tab/><text:tab/> <text:s text:c="3"/>can run. This file is automatically set to a safe amount for your processor, but may be edited <text:tab/> <text:tab/> <text:s text:c="3"/>for server performance, development use or hardware testing.<text:line-break/><text:line-break/><text:tab/> <text:s text:c="3"/>In terminal type “cat <text:s/>/proc/sys/kernel/threads-max” and hit enter<text:line-break/><text:tab/> <text:s text:c="3"/>This will output a number, but that number will vary from system to system as it is based on <text:tab/> <text:tab/> <text:s text:c="3"/>the processor, RAM and swap.<text:line-break/><text:tab/> <text:s text:c="3"/><text:line-break/><text:tab/> <text:s text:c="2"/></text:span><text:span text:style-name="T14">Only edit this file if you have a direct reason to. By default, it will be set to a reasonable <text:tab/> <text:tab/> <text:s text:c="2"/>amount.</text:span><text:span text:style-name="T12"><text:line-break/><text:line-break/><text:line-break/><text:tab/>5) Now we will look at a configuration file the system uses, but you as a user are unable to <text:tab/> <text:s/><text:tab/> <text:s text:c="3"/>change. This a file used by the system to configure software and instructions for the <text:tab/> <text:tab/> <text:s/><text:tab/> <text:s text:c="3"/>processor. This file is automatically generated and maintained by the system. This file is <text:tab/> <text:tab/> <text:s text:c="3"/>called cpuinfo. </text:span><text:line-break/><text:line-break/><text:tab/> <text:s text:c="3"/><text:span text:style-name="T5">In terminal type “cat <text:s/>/proc/cpuinfo” and hit enter<text:line-break/><text:tab/> <text:s text:c="3"/>This will display information about each core of the processor. <text:line-break/><text:tab/> <text:s text:c="3"/></text:span><text:span text:style-name="T17">Each</text:span><text:span text:style-name="T5"> core will look something like this. (This will vary from machine to machine)<text:line-break/><text:line-break/></text:span><text:tab/> <text:s text:c="2"/>processor<text:tab/><text:tab/>: 0</text:p>
      <text:p text:style-name="P6"><text:tab/> <text:s text:c="2"/>vendor_id<text:tab/><text:tab/>: GenuineIntel </text:p>
      <text:p text:style-name="P6"><text:tab/> <text:s text:c="2"/>cpu family<text:tab/><text:tab/>: 6 </text:p>
      <text:p text:style-name="P6"><text:tab/> <text:s text:c="2"/>model<text:tab/><text:tab/>: 37 </text:p>
      <text:p text:style-name="P6"><text:tab/> <text:s text:c="2"/>model name<text:tab/>: Intel(R) Core(TM) i5 CPU <text:s text:c="6"/>M 430 <text:s/>@ 2.27GHz </text:p>
      <text:p text:style-name="P6"><text:tab/> <text:s text:c="2"/>stepping<text:tab/><text:tab/>: 2 </text:p>
      <text:p text:style-name="P6"><text:tab/> <text:s text:c="2"/>cpu MHz<text:tab/><text:tab/>: 1199.000 </text:p>
      <text:p text:style-name="P6"><text:tab/> <text:s text:c="2"/>cache size<text:tab/><text:tab/>: 3072 KB </text:p>
      <text:p text:style-name="P6"><text:tab/> <text:s text:c="2"/>physical id<text:tab/><text:tab/>: 0 </text:p>
      <text:p text:style-name="P6"><text:tab/> <text:s text:c="2"/>siblings<text:tab/><text:tab/>: 4 </text:p>
      <text:p text:style-name="P6"><text:tab/> <text:s text:c="2"/>core id<text:tab/><text:tab/>: 2 </text:p>
      <text:p text:style-name="P6"><text:tab/> <text:s text:c="2"/>cpu cores<text:tab/><text:tab/>: 2 </text:p>
      <text:p text:style-name="P6"><text:tab/> <text:s text:c="2"/>apicid<text:tab/><text:tab/>: 5 </text:p>
      <text:p text:style-name="P6"><text:tab/> <text:s text:c="2"/>initial apicid<text:tab/>: 5 </text:p>
      <text:p text:style-name="P6"><text:tab/> <text:s text:c="2"/>fpu<text:tab/><text:tab/><text:tab/>: yes </text:p>
      <text:p text:style-name="P6"><text:tab/> <text:s text:c="2"/>fpu_exception<text:tab/>: yes </text:p>
      <text:p text:style-name="P6"><text:tab/> <text:s text:c="2"/>cpuid level<text:tab/><text:tab/>: 11 </text:p>
      <text:p text:style-name="P6"><text:tab/> <text:s text:c="2"/>cache_alignment<text:tab/>: 64 <text:line-break/> <text:s text:c="4"/><text:tab/> <text:s text:c="2"/>address sizes<text:tab/>: 36 bits physical, 48 bits virtual </text:p>
      <text:p text:style-name="P6"><text:s/><text:tab/> <text:s text:c="2"/>power management: <text:line-break/><text:soft-page-break/><text:span text:style-name="T5"><text:tab/></text:span><text:span text:style-name="T7">Practice<text:line-break/></text:span><text:span text:style-name="T9"><text:tab/>In this area of the lab you will create your own fake configuration files. You are free to design <text:tab/>them how you want, but they must be delimited parameters or scripts.<text:line-break/><text:line-break/><text:tab/>1) In your home directory create a file called “myapp.conf” <text:line-break/><text:tab/> <text:s text:c="3"/>Fill this file with data so that an application could read it and recognize each field. (You may <text:tab/> <text:tab/> <text:s text:c="3"/>use delimiters, such as one item per line, commas, colons, tabs, etc). The idea is a fake server <text:tab/> <text:s text:c="3"/>would read this file and then set itself up to reflect the parameters in the configuration file.<text:line-break/><text:line-break/><text:tab/> <text:s text:c="3"/>The data in this file will be fake, just make it look like a real configuration file.<text:line-break/><text:line-break/><text:tab/> <text:s text:c="3"/>The configuration file must<text:line-break/><text:tab/> <text:s text:c="3"/>a) have comments starting with # that explain fields<text:line-break/><text:tab/> <text:s text:c="3"/>b) store a parameter that is the maximum number of users on an imaginary server<text:line-break/><text:tab/> <text:s text:c="3"/>c) store a parameter that tells how long the imaginary server has been running<text:line-break/><text:tab/> <text:s text:c="3"/>d) stores a fake hostname parameter of the imaginary server <text:line-break/><text:tab/> <text:s text:c="3"/>e) stores a parameter of which port to listen on<text:line-break/><text:tab/> <text:s text:c="3"/>f) <text:s/>stores a parameter that tells whether or not the server is encrypted or not<text:line-break/><text:tab/> <text:s text:c="3"/>g) stores a parameter that is the folder path for the server<text:line-break/><text:line-break/><text:tab/>2) In your home directory you will create a file called “myapp.ini”<text:line-break/><text:line-break/><text:tab/> <text:s text:c="3"/>This configuration file will be a Bash script that configures the fake server. <text:line-break/><text:line-break/><text:tab/> <text:s text:c="3"/>The script must<text:line-break/><text:tab/> <text:s text:c="3"/>a) create a file called fake_server.log<text:line-break/><text:tab/> <text:s text:c="3"/>b) write the date to the server log with <text:line-break/><text:tab/><text:tab/>echo “server started at <text:s/></text:span><text:span text:style-name="T18">`</text:span><text:span text:style-name="T9">date</text:span><text:span text:style-name="T18">`</text:span><text:span text:style-name="T9"> <text:s/>“ <text:s/></text:span><text:span text:style-name="T8">&gt;&gt; </text:span><text:span text:style-name="T9"><text:s/>fake_server.log;<text:line-break/><text:tab/><text:tab/># </text:span><text:span text:style-name="T8">&gt;&gt; </text:span><text:span text:style-name="T9">means append to file <text:line-break/><text:tab/> <text:s text:c="3"/>c) create a file called server_on<text:line-break/><text:tab/> <text:s text:c="3"/>d) check if the current minute of the hour is over 30 <text:line-break/><text:tab/><text:tab/>(hint <text:s/>“date <text:s/>+%M <text:s/>” <text:s/>will give the number of minutes past the hour)<text:line-break/><text:line-break/><text:tab/> <text:s text:c="3"/><text:tab/>I) If the current minute over 30 create a file called fake_server.lock<text:line-break/><text:tab/><text:tab/>II) If the current minute is 30 or less append a message to fake_server.log <text:line-break/><text:tab/><text:tab/> <text:s text:c="5"/>saying that the server was never locked and gives the date<text:line-break/><text:line-break/><text:tab/> <text:s text:c="3"/>e) creates a variable called SERVER_THREADS that equals 1000 </text:span><text:span text:style-name="T8">and </text:span><text:span text:style-name="T9">exports it. <text:line-break/><text:line-break/><text:tab/><text:tab/>Show the results of all of these to your instructor/TA to get credit<text:line-break/><text:line-break/><text:tab/><text:tab/></text:span><text:span text:style-name="T8">Instructor/TA <text:s/>Sign-Off _______________________________</text:span></text:p>
      <text:p text:style-name="P12"><text:span text:style-name="T8"><text:tab/>Activity – Version Control Software <text:line-break/><text:line-break/><text:tab/></text:span><text:span text:style-name="T9">Version control software is an application that allows you to update files, while maintaining <text:tab/>copies of the previous files. In the case of a problem with the current file, you can immediately <text:tab/>revert to a previous copy of the file to temporarily allow you to continue your process. In most <text:tab/>cases the newest version of the file is stored with the highest version number, while previous <text:tab/>files are stored with lower version numbers. This also allows developers to track which version <text:tab/>of a file a problem started to occur in.<text:line-break/><text:line-break/><text:tab/>Version control can be used for basically any type of file. Source code is probably the prominent <text:tab/>occurrence, but documentation, graphics and other file types are common. In most cases all of <text:tab/>the files an application requires are stored in version control. This means that in theory a person <text:tab/>could grab a specific version from the version control software and would have the complete <text:tab/>application as it was in that version including documentation, media files, configuration files, <text:tab/>etc<text:line-break/><text:line-break/><text:tab/>Though CVS is an immensely popular version control system, it is very dated and is mostly <text:tab/>used due to age and maturity. CVS will not be covered in this lab as it has been replaced by <text:tab/>many advanced version control systems.<text:line-break/><text:line-break/><text:tab/>The current most popular version control systems are all open source. These are:<text:line-break/><text:tab/></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Name</text:p>
          </table:table-cell>
          <table:table-cell table:style-name="Table1.A1" office:value-type="string">
            <text:p text:style-name="P3">License</text:p>
          </table:table-cell>
          <table:table-cell table:style-name="Table1.C1" office:value-type="string">
            <text:p text:style-name="P3">Description</text:p>
          </table:table-cell>
        </table:table-row>
        <table:table-row table:style-name="Table1.1">
          <table:table-cell table:style-name="Table1.A2" office:value-type="string">
            <text:p text:style-name="P1">Subversion (SVN)<text:line-break/><text:span text:style-name="T17">Built in: C</text:span></text:p>
          </table:table-cell>
          <table:table-cell table:style-name="Table1.A2" office:value-type="string">
            <text:p text:style-name="P1">Apache</text:p>
          </table:table-cell>
          <table:table-cell table:style-name="Table1.C2" office:value-type="string">
            <text:p text:style-name="P1">Most popular version control; mature, but somewhat dated. SVN is a centralized system that code is checked in/out of. Fast and stable, but suffers from a single point of failure and clutter.</text:p>
          </table:table-cell>
        </table:table-row>
        <table:table-row table:style-name="Table1.1">
          <table:table-cell table:style-name="Table1.A2" office:value-type="string">
            <text:p text:style-name="P1">Git <text:line-break/><text:span text:style-name="T17">Built in: C, Bash</text:span></text:p>
          </table:table-cell>
          <table:table-cell table:style-name="Table1.A2" office:value-type="string">
            <text:p text:style-name="P1">GPL</text:p>
          </table:table-cell>
          <table:table-cell table:style-name="Table1.C2" office:value-type="string">
            <text:p text:style-name="P1">Git is a new decentralized version control system that has become very popular. Git is fast and efficient. With Git each user has their own copy of the repository and merges their code back into someone else's repository. Git can be confusing to use at first due to the idea of storing local repositories. </text:p>
          </table:table-cell>
        </table:table-row>
        <table:table-row table:style-name="Table1.1">
          <table:table-cell table:style-name="Table1.A2" office:value-type="string">
            <text:p text:style-name="P1">Mercurial (Hg)<text:line-break/><text:span text:style-name="T17">Built in: Python</text:span></text:p>
          </table:table-cell>
          <table:table-cell table:style-name="Table1.A2" office:value-type="string">
            <text:p text:style-name="P1">GPL</text:p>
          </table:table-cell>
          <table:table-cell table:style-name="Table1.C2" office:value-type="string">
            <text:p text:style-name="P1">Mercurial is another new decentralized version control system that has become popular. Mercurial has a lot of IDE support and has an integrated secure web service for sharing code and exploring through a browser. Mercurial is simple to use, but does not truly have local repositories. </text:p>
          </table:table-cell>
        </table:table-row>
        <table:table-row table:style-name="Table1.1">
          <table:table-cell table:style-name="Table1.A2" office:value-type="string">
            <text:p text:style-name="P1">Bazaar (Bzr)<text:line-break/><text:span text:style-name="T17">Built in:<text:line-break/>Python</text:span></text:p>
          </table:table-cell>
          <table:table-cell table:style-name="Table1.A2" office:value-type="string">
            <text:p text:style-name="P1">GPL</text:p>
          </table:table-cell>
          <table:table-cell table:style-name="Table1.C2" office:value-type="string">
            <text:p text:style-name="P1">Bazaar is designed to be an easy to use/learn human friendly version control system. It is simple to use and can be a centralized system, a decentralized system or a number of variant styles. Bazaar is not as fast as Mercurial or Git, but has a lot of flexibility. It is easy to modify and can be embedded. </text:p>
          </table:table-cell>
        </table:table-row>
      </table:table>
      <text:p text:style-name="P6"><text:soft-page-break/><text:span text:style-name="T9"><text:tab/></text:span><text:span text:style-name="T7">Assignment<text:line-break/><text:line-break/></text:span><text:span text:style-name="T9"><text:tab/>For this section of the lab you will have to install two version control systems. You will be using <text:tab/>Bazaar and Git. Your lab write up and blog will reflect your. </text:span></text:p>
      <text:p text:style-name="P8"/>
      <text:p text:style-name="P8"/>
      <text:p text:style-name="P6"><text:span text:style-name="T9"><text:tab/></text:span><text:span text:style-name="T8">Activity – Bazaar</text:span><text:span text:style-name="T9"><text:line-break/><text:tab/><text:line-break/><text:tab/>1) Installing Bazaar<text:line-break/><text:tab/><text:tab/> <text:s/>Using your preferred method of installation install Bazaar<text:line-break/><text:tab/><text:tab/> <text:s text:c="2"/>These are the package names-<text:line-break/><text:line-break/><text:tab/><text:tab/> <text:s/>(These may already be installed on your system)<text:line-break/><text:tab/><text:tab/> <text:s/>Ubuntu: <text:s/>bzr<text:line-break/><text:tab/><text:tab/><text:tab/> <text:s text:c="4"/>bzrtools<text:line-break/><text:tab/><text:tab/><text:tab/> <text:s text:c="4"/>qbzr</text:span></text:p>
      <text:p text:style-name="P8"><text:tab/><text:tab/><text:tab/> <text:s text:c="4"/>bzr-explorer</text:p>
      <text:p text:style-name="P8"><text:tab/><text:tab/><text:tab/> <text:s text:c="4"/>openssh-server<text:line-break/><text:line-break/><text:tab/><text:tab/> <text:s/>Fedora: bzr<text:line-break/><text:tab/><text:tab/><text:tab/> <text:s text:c="3"/>bzrtools<text:line-break/><text:tab/><text:tab/><text:tab/> <text:s text:c="3"/>qbzr</text:p>
      <text:p text:style-name="P8"><text:tab/><text:tab/><text:tab/> <text:s text:c="3"/>bzr-explorer</text:p>
      <text:p text:style-name="P8"><text:tab/><text:tab/><text:tab/> <text:s text:c="3"/>openssh-server<text:line-break/><text:line-break/><text:tab/>2) Checking Out code<text:line-break/><text:tab/><text:tab/>a) create a folder in your home directory called do-repo<text:line-break/><text:tab/><text:tab/> <text:s text:c="3"/>We will use this folder to checkout an open source project called “Do”<text:line-break/></text:p>
      <text:p text:style-name="P10"><text:span text:style-name="T9"><text:tab/><text:tab/>b) <text:s/>cd to the do-repo folder<text:line-break/><text:line-break/><text:tab/><text:tab/>c) In terminal type “bzr init” <text:line-break/><text:line-break/><text:tab/><text:tab/>d) Type “ bzr branch </text:span><text:a xlink:type="simple" xlink:href="http://bazaar.launchpad.net/~do-core/do/trunk"><text:span text:style-name="T7">http://bazaar.launchpad.net/~do-core/do/trunk</text:span></text:a><text:span text:style-name="T9"> <text:s/>do-trunk/ <text:s/>”<text:line-break/><text:tab/><text:tab/> <text:s text:c="4"/>This creates a local repository of the code in do-trunk<text:line-break/><text:line-break/><text:tab/>3) Configuring your account<text:line-break/><text:tab/><text:tab/>a) Type “bzr whoami <text:s/>'firstname lastname &lt;</text:span><text:a xlink:type="simple" xlink:href="mailto:me@rit.edu"><text:span text:style-name="T7">me@rit.edu</text:span></text:a><text:span text:style-name="T9">&gt;' <text:s/>”<text:line-break/><text:tab/><text:tab/> <text:s text:c="4"/>Replace the email with your RIT email address<text:line-break/><text:tab/><text:tab/>b) Now type “bzr whoami” <text:line-break/></text:span><text:span text:style-name="T9"><text:tab/>4) Creating a new project <text:line-break/><text:tab/><text:tab/>a) cd to your home directory create a new folder called “test-bzr”<text:line-break/></text:span><text:soft-page-break/><text:span text:style-name="T9"><text:tab/><text:tab/>b) Type “bzr init-repo test-bzr”<text:line-break/><text:tab/><text:tab/>c) cd to the new directory test-bzr<text:line-break/><text:tab/><text:tab/>d) Type “bzr init trunk”<text:line-break/><text:tab/><text:tab/>e) cd to “trunk”<text:line-break/><text:tab/><text:tab/>f) Create files called “text1.txt”, “text2.txt”, “text1.c” and “text2.c”<text:line-break/><text:tab/><text:tab/>g) Now type “bzr add text1.txt <text:s/>text2.txt” <text:line-break/><text:tab/><text:tab/> <text:s text:c="4"/>This will add text1.txt and text2.txt to the commit list<text:line-break/><text:tab/><text:tab/>h) Now type “bzr add *.c” <text:line-break/><text:tab/><text:tab/> <text:s text:c="4"/>This will add any file that end in extension .c <text:line-break/><text:tab/><text:tab/>i) To commit type 'bzr commit -m “Added new files to the project” <text:s text:c="2"/>'<text:line-break/><text:tab/><text:tab/> <text:s text:c="4"/>This will commit the files that you added to bzr with the add command<text:line-break/><text:tab/><text:tab/> <text:s text:c="4"/>-m means message. The message will be stored with your commit<text:line-break/><text:tab/><text:tab/> <text:s text:c="4"/>Your files will now be marked as revision 1<text:line-break/><text:line-break/><text:tab/>5) GTK Explorer<text:line-break/><text:tab/><text:tab/>a) Create a new folder in your home folder called gwibber-repo<text:line-break/><text:line-break/><text:tab/><text:tab/>b) Now that you have created a project from the command line type<text:line-break/><text:tab/><text:tab/> <text:s text:c="3"/>“bzr explorer”<text:line-break/><text:tab/><text:tab/> <text:s text:c="4"/><text:line-break/><text:tab/><text:tab/> <text:s text:c="5"/>This is the GUI for Bazaar. As you can see you can checkout code and create new <text:tab/><text:tab/><text:tab/> <text:s text:c="5"/>projects from here.<text:line-break/><text:line-break/><text:tab/><text:tab/>c) Use “get source from elsewhere” to create a new “branch”<text:line-break/><text:tab/><text:tab/> <text:s text:c="4"/>-You will store this branch gwibber-repo.<text:line-break/><text:tab/><text:tab/> <text:s text:c="4"/>-Unless specified use defaults<text:line-break/><text:tab/><text:tab/> <text:s text:c="4"/>-</text:span><text:span text:style-name="T10">If asked to initialize a directory outside of a shared repository, choose yes and <text:line-break/><text:tab/><text:tab/> <text:s text:c="6"/>hit “ok” . Then hit “close”</text:span><text:span text:style-name="T9"><text:line-break/><text:line-break/><text:tab/><text:tab/> <text:s text:c="4"/>From: </text:span><text:a xlink:type="simple" xlink:href="http://bazaar.launchpad.net/~gwibber-committers/gwibber/trunk/"><text:span text:style-name="T7">http://bazaar.launchpad.net/~gwibber-committers/gwibber/trunk/</text:span></text:a><text:span text:style-name="T9"><text:line-break/><text:tab/><text:tab/> <text:s text:c="4"/>To:<text:tab/> <text:s text:c="3"/>/home/lastname/gwibber-repo/<text:line-break/><text:tab/><text:tab/><text:tab/><text:line-break/><text:tab/><text:tab/> <text:s text:c="4"/>After you checkout, hit close and you will be given an explorer view of the code. You <text:tab/><text:tab/> <text:s text:c="4"/>do </text:span><text:span text:style-name="T10">not</text:span><text:span text:style-name="T9"> need to know how to use the explorer at this point.<text:line-break/><text:line-break/><text:tab/><text:tab/> <text:s text:c="2"/></text:span><text:span text:style-name="T10">Note: You may also use the explorer to create a project</text:span><text:span text:style-name="T9"><text:line-break/><text:tab/><text:tab/> <text:s text:c="4"/><text:line-break/></text:span></text:p>
      <text:p text:style-name="P10"><text:span text:style-name="T9"><text:line-break/></text:span><text:span text:style-name="T9"><text:line-break/></text:span><text:span text:style-name="T9"><text:tab/>6) Web Viewer<text:line-break/><text:tab/><text:tab/>a) Using your preferred method of installation install Loggerhead<text:line-break/></text:span><text:soft-page-break/><text:span text:style-name="T9"><text:tab/><text:tab/> <text:s text:c="3"/>These are the package names-<text:line-break/><text:line-break/><text:tab/><text:tab/> <text:s text:c="3"/>Ubuntu: <text:s/>loggerhead<text:line-break/><text:tab/><text:tab/> <text:s text:c="3"/>Fedora: loggerhead<text:line-break/><text:line-break/><text:tab/><text:tab/>b) Assuming you have committed files in step 4<text:line-break/><text:tab/><text:tab/> <text:s text:c="3"/>cd to your home folder and type “ serve-branches <text:s/></text:span><text:span text:style-name="T10">- -</text:span><text:span text:style-name="T9">allow-writes <text:s/>test-bzr</text:span><text:span text:style-name="T10">/</text:span><text:span text:style-name="T9"> ”<text:line-break/><text:tab/><text:tab/> <text:s text:c="3"/>This will start the web server and will host only that path. It will default to your IP and <text:tab/><text:tab/> <text:s text:c="3"/>port 8080. If you remove the -- allow writes flag, it will become read only<text:line-break/><text:tab/><text:tab/> <text:s text:c="3"/><text:line-break/><text:tab/><text:tab/> <text:s text:c="2"/></text:span><text:span text:style-name="T10"><text:s/>[--------------------------------------------------------------------------------------------------]</text:span><text:span text:style-name="T9"><text:line-break/><text:tab/><text:tab/> <text:s text:c="4"/></text:span><text:span text:style-name="T10">This part is not required.</text:span><text:span text:style-name="T9"> It is just information in case you want to run your own bzr <text:tab/><text:tab/> <text:s text:c="5"/>server.<text:line-break/><text:line-break/><text:tab/><text:tab/> <text:s text:c="5"/>If you would rather choose a specific address or port you can supply them with<text:line-break/><text:tab/><text:tab/> <text:s text:c="6"/>“serve-branches <text:s/></text:span><text:span text:style-name="T10">- -</text:span><text:span text:style-name="T9">host=255.255.255.255 <text:s text:c="2"/></text:span><text:span text:style-name="T10">- -</text:span><text:span text:style-name="T9">port=8081 <text:s/>/files”<text:line-break/><text:tab/><text:tab/> <text:s text:c="8"/>where 255.255.255.255 is your IP<text:line-break/><text:line-break/><text:tab/><text:tab/> <text:s text:c="6"/>or <text:line-break/><text:line-break/><text:tab/><text:tab/> <text:s text:c="5"/>“serve-branches <text:s/></text:span><text:span text:style-name="T10">- -</text:span><text:span text:style-name="T9">host=</text:span><text:a xlink:type="simple" xlink:href="http://www.you.com/"><text:span text:style-name="T7">www.you.com</text:span></text:a><text:span text:style-name="T9"> <text:s/></text:span><text:span text:style-name="T10">- -</text:span><text:span text:style-name="T9">port=12345 <text:s/>/files”<text:line-break/><text:tab/><text:tab/> <text:s text:c="6"/>where </text:span><text:a xlink:type="simple" xlink:href="http://www.you.com/"><text:span text:style-name="T7">www.you.com</text:span></text:a><text:span text:style-name="T9"> is your website address<text:line-break/><text:tab/><text:tab/> <text:s/></text:span><text:span text:style-name="T10"><text:s/>[---------------------------------------------------------------------------------------------------]</text:span><text:span text:style-name="T9"><text:line-break/><text:line-break/><text:tab/><text:tab/>c) Now type <text:s/>“ifconfig” and determine your IP address<text:line-break/><text:tab/><text:tab/> <text:s text:c="3"/></text:span><text:span text:style-name="T10">Note: you will probably have to open a new terminal window as if you kill serve-<text:tab/><text:tab/><text:tab/> <text:s text:c="3"/>branches process your web server will go down.</text:span><text:span text:style-name="T9"><text:line-break/><text:line-break/><text:tab/><text:tab/>d) Then open a browser and type in your IP address on port 8080<text:line-break/><text:tab/><text:tab/> <text:s text:c="3"/>Example: <text:s/></text:span><text:a xlink:type="simple" xlink:href="http://192.168.1.140:8080/"><text:span text:style-name="T7">http://192.168.1.140:8080</text:span></text:a><text:span text:style-name="T9"> <text:line-break/><text:line-break/><text:tab/><text:tab/>e) Now a different machine running Bzr can pull it with<text:line-break/><text:tab/><text:tab/> <text:s text:c="3"/>bzr branch “</text:span><text:a xlink:type="simple" xlink:href="http://192.168.1.140:8080/trunk"><text:span text:style-name="T7">http://192.168.1.140:8080/trunk</text:span></text:a><text:span text:style-name="T9"> <text:s/>/local-repo<text:line-break/><text:line-break/><text:tab/></text:span><text:span text:style-name="T10">Note: This is not sufficient security. It can be used to share code on a local network, but <text:tab/>does not provide you much security as it is not encrypted and would be vulnerable to <text:tab/>cross-site scripting. Though it does not necessarily let anyone into your computer, it can <text:tab/>allow people to do cross-site scripting to force you to go to their website If you are using </text:span><text:span text:style-name="T10"><text:tab/>this for the project, be sure to end the process when you are no longer using it. If you do <text:tab/>not want to use this, you may share your code through sftp, ssh or Apache.</text:span></text:p>
      <text:p text:style-name="P14"><text:span text:style-name="T9"><text:tab/>7) Using Bazaar<text:line-break/><text:tab/><text:tab/>a) On the second machine go into your new /local-repo folder that you just pulled from <text:tab/><text:tab/><text:tab/> <text:s text:c="4"/>the web viewer and add several lines of words to “text1.c”<text:line-break/><text:line-break/><text:tab/><text:tab/>b) In your /local-repo directory type <text:s/>“bzr add text1.c” to add the changed file to your <text:tab/><text:tab/><text:tab/> <text:s text:c="3"/>commit list.<text:line-break/><text:line-break/><text:tab/><text:tab/>c) Now type “bzr commit -m “Added new functionality to text1.c” <text:line-break/><text:line-break/><text:tab/><text:tab/>d) Then type “bzr push </text:span><text:a xlink:type="simple" xlink:href="http://192.168.1.140:8080/trunk"><text:span text:style-name="T7">http://192.168.1.140:8080/trunk</text:span></text:a><text:span text:style-name="T9"> “<text:line-break/><text:tab/><text:tab/> <text:s text:c="6"/>where the IP address is the IP address of the serving machine. <text:line-break/><text:line-break/><text:tab/><text:tab/> <text:s text:c="7"/>This will add your change back into the pulled repository, but will not update for <text:tab/><text:tab/><text:tab/> <text:s text:c="7"/>any current users on that machine. <text:line-break/><text:line-break/><text:tab/><text:tab/>e) On the machine hosting the web service, open text1.c and add a couple lines. <text:line-break/><text:tab/><text:tab/> <text:s text:c="2"/></text:span><text:span text:style-name="T10"><text:s text:c="2"/>This file will be out of date in comparison to the file you committed on the other <text:tab/><text:tab/><text:tab/> <text:s text:c="4"/>machine.</text:span><text:span text:style-name="T9"><text:line-break/><text:line-break/><text:tab/><text:tab/>f) Then on that same machine type “bzr add text1.c” <text:s/>in the folder that has the file <text:tab/><text:tab/><text:tab/> <text:s text:c="3"/>“text1.c”<text:line-break/><text:line-break/><text:tab/><text:tab/>g) Then type “bzr commit -m “Added new functions”<text:line-break/><text:tab/><text:tab/> <text:s text:c="4"/></text:span><text:span text:style-name="T10">This will add your file to the repository that is hosted, but it will not line up with <text:tab/><text:tab/> <text:s text:c="4"/>the one that was committed from the other machine</text:span><text:span text:style-name="T9"><text:line-break/><text:line-break/><text:tab/>8) Resolving Conflicts <text:line-break/><text:tab/><text:tab/>In the previous section to submitted code from two different machines to one branch <text:tab/><text:tab/><text:tab/>meaning they are out of date.<text:line-break/><text:tab/><text:tab/> <text:s text:c="3"/><text:line-break/><text:tab/><text:tab/>To resolve this on your second machine (NOT the one hosting the website) <text:line-break/><text:line-break/><text:tab/><text:tab/>a) open a web browser and look at the revision history in loggerhead. This will show you <text:tab/><text:tab/> <text:s text:c="3"/>the changes between versions.<text:tab/><text:tab/><text:line-break/><text:line-break/><text:tab/><text:tab/>b) cd to the directory that has /local-repo in it<text:line-break/><text:line-break/><text:tab/><text:tab/>b) type “bzr merge”<text:line-break/><text:tab/><text:tab/> <text:s text:c="4"/>This will grab all of the new code and add it into the files you have in the appropriate <text:tab/><text:tab/> <text:s text:c="4"/>lines. Merge is how you merge updated code with yours. <text:line-break/><text:tab/><text:tab/><text:line-break/></text:span></text:p>
      <text:p text:style-name="P10"><text:soft-page-break/><text:span text:style-name="T9"><text:tab/><text:tab/>c) This is where you would resolve conflicts if you needed to. For now just add a new <text:tab/><text:tab/><text:tab/> <text:s text:c="3"/>line to the “text1.c” file<text:line-break/><text:line-break/><text:tab/><text:tab/>d) Add the file bzr and commit it with message “merged changes”<text:line-break/><text:line-break/><text:tab/><text:tab/>e) Now type “bzr push </text:span><text:a xlink:type="simple" xlink:href="http://192.168.1.140:8080/trunk"><text:span text:style-name="T7">http://192.168.1.140:8080/trunk</text:span></text:a><text:span text:style-name="T9"> “ to push your code back with <text:tab/><text:tab/><text:tab/> <text:s text:c="3"/>issues resolved. </text:span><text:span text:style-name="T10">The IP address is the IP address of the machine hosting the site</text:span><text:span text:style-name="T9"><text:line-break/><text:line-break/><text:tab/><text:tab/>f) Now look at loggerhead and you will see the merged symbol on the newest revision <text:tab/><text:tab/><text:tab/> <text:s text:c="2"/>number. You may have to refresh. <text:line-break/><text:tab/><text:tab/><text:tab/><text:line-break/><text:tab/><text:tab/>g) The problem is this updates the hosted repository on the web server, but it does not <text:tab/><text:tab/><text:tab/> <text:s text:c="3"/>update the working branch (the actual code directory on the web server you are <text:tab/> <text:s/><text:tab/> <text:s text:c="15"/>committing from). It does not update because someone could be working in those <text:tab/><text:tab/><text:tab/> <text:s text:c="3"/>files during the time of commit, as it is your repository. <text:line-break/><text:line-break/><text:tab/><text:tab/> <text:s text:c="3"/>To resolve this in places you have pulled from you use the “merge” command used <text:tab/><text:tab/><text:tab/> <text:s text:c="4"/>previously.<text:line-break/><text:line-break/><text:tab/><text:tab/> <text:s text:c="3"/>Merge works when you are pulling from somewhere, but since you are not pulling on <text:tab/><text:tab/><text:tab/> <text:s text:c="3"/>the web server (as that is where the code exists), you will have to do update.<text:line-break/><text:line-break/><text:tab/><text:tab/> <text:s text:c="3"/>In your bzr directory on the web server type “bzr update”<text:line-break/><text:tab/><text:tab/> <text:s text:c="4"/><text:line-break/> <text:s text:c="27"/>This will update your working branch to what is being hosted. The hosted code is the <text:tab/><text:tab/> <text:tab/> <text:s text:c="4"/>tree (everyones' committed branches). When you pull it updates your branch to the <text:tab/><text:tab/><text:tab/> <text:s text:c="4"/>tree.<text:tab/> <text:s text:c="3"/><text:line-break/><text:line-break/><text:tab/><text:tab/>h) There may be instances where people pulling from you just want to overwrite any <text:tab/><text:tab/><text:tab/> <text:s text:c="3"/>code they have with code from the existing tree on the server. <text:line-break/><text:tab/><text:tab/><text:line-break/><text:tab/><text:tab/> <text:s text:c="3"/>This is where </text:span><text:span text:style-name="T10">- -</text:span><text:span text:style-name="T9">overwrite comes in. Overwrite pulls a copy of the newest revision <text:tab/><text:tab/><text:tab/> <text:s text:c="3"/>from the tree onto your machine and overwrites any current files you have in your <text:tab/><text:tab/><text:tab/> <text:s text:c="3"/>branch.<text:line-break/><text:line-break/><text:tab/><text:tab/> <text:s text:c="3"/>On your second machine, </text:span><text:span text:style-name="T10">Not the web server </text:span><text:span text:style-name="T9">type</text:span><text:span text:style-name="T10"><text:line-break/><text:tab/><text:tab/> <text:s text:c="4"/></text:span><text:span text:style-name="T9">“bzr pull <text:s/></text:span><text:span text:style-name="T10">- -</text:span><text:span text:style-name="T9">overwrite”<text:line-break/><text:line-break/></text:span></text:p>
      <text:p text:style-name="P14"><text:span text:style-name="T9"><text:tab/>9) Eclipse Integration<text:line-break/><text:tab/> <text:s text:c="4"/>If you want to use bzr for your project, but do not want to use Eclipse check here<text:line-break/><text:tab/> <text:s text:c="4"/></text:span><text:a xlink:type="simple" xlink:href="http://wiki.bazaar.canonical.com/IDEIntegration"><text:span text:style-name="T7">http://wiki.bazaar.canonical.com/IDEIntegration</text:span></text:a><text:span text:style-name="T9"> <text:line-break/><text:line-break/><text:tab/> <text:s text:c="3"/>a) Open Eclipse<text:line-break/><text:tab/> <text:s text:c="8"/></text:span></text:p>
      <text:p text:style-name="P8"><text:tab/> <text:s text:c="3"/>b) Choose a location for the workspace<text:line-break/><text:tab/> <text:s text:c="8"/></text:p>
      <text:p text:style-name="P10"><text:span text:style-name="T9"><text:tab/> <text:s text:c="3"/>c) In Eclipse, click help from the menu and choose “install new software”<text:line-break/><text:line-break/><text:tab/> <text:s text:c="3"/>d) In the “work with” field type<text:line-break/><text:tab/> <text:s text:c="8"/></text:span><text:a xlink:type="simple" xlink:href="http://development.bitwig.com/qbzr-eclipse"><text:span text:style-name="T7">http://development.bitwig.com/qbzr-eclipse</text:span></text:a><text:span text:style-name="T9"> <text:line-break/><text:tab/><text:line-break/><text:tab/> <text:s text:c="3"/>e) Click “add”<text:line-break/><text:line-break/><text:tab/> <text:s text:c="3"/>f) For the name just put “Bazaar plugin” and hit “ok”<text:line-break/><text:line-break/><text:tab/> <text:s text:c="3"/>g) In the selection area where it says “uncategorized” put a check in the checkbox<text:line-break/><text:line-break/><text:tab/> <text:s text:c="3"/>h) Hit “next”<text:line-break/><text:line-break/><text:tab/> <text:s text:c="3"/>i) Hit “next”<text:line-break/><text:line-break/><text:tab/> <text:s text:c="3"/>j) Accept the license if you agree to it<text:line-break/><text:tab/> <text:s text:c="3"/><text:line-break/><text:tab/> <text:s text:c="3"/>k) Hit Finish<text:line-break/><text:line-break/><text:tab/> <text:s text:c="3"/>l) Accept unsigned content<text:line-break/><text:line-break/><text:tab/> <text:s text:c="3"/>m) Restart Eclipse<text:line-break/><text:tab/> <text:s text:c="7"/><text:line-break/><text:line-break/> <text:s text:c="7"/>10) Bazaar Eclipse plugin<text:line-break/><text:tab/>a) Using the method of your choice install the c/c++ tools for Eclipse<text:line-break/><text:tab/> <text:s text:c="3"/></text:span><text:span text:style-name="T10">Close Eclipse first if it is open</text:span><text:span text:style-name="T9"><text:line-break/><text:tab/> <text:s text:c="3"/>These are the package names:<text:line-break/><text:line-break/><text:tab/> <text:s text:c="3"/>Ubuntu: eclipse-cdt<text:line-break/><text:tab/> <text:s text:c="3"/>Fedora: eclipse-cdt<text:line-break/><text:line-break/></text:span><text:span text:style-name="T9"><text:line-break/><text:tab/>b) Open Eclipse <text:line-break/></text:span><text:soft-page-break/><text:span text:style-name="T9"><text:tab/>c) Go to File → New → C++ Project<text:line-break/><text:tab/>d) Create a new project in your workspace called “test” <text:line-break/><text:tab/>e) On the top bar go to Bazaar → Start → Checkout<text:line-break/><text:tab/>f) In the branch source put </text:span><text:a xlink:type="simple" xlink:href="http://192.168.1.140:8080/trunk"><text:span text:style-name="T7">http://192.168.1.140:8080/trunk</text:span></text:a><text:span text:style-name="T9"> <text:line-break/> <text:s/><text:tab/> <text:s text:c="6"/>Where the IP is the IP of your web server<text:line-break/><text:tab/>g) For the local directory choose your workspace and the folder called “test” for the project <text:tab/> <text:s/><text:tab/> <text:s text:c="7"/>you just created.<text:line-break/><text:tab/>h) Hit “ok” <text:line-break/><text:tab/>i) Now to go window → open perspective → other → C/C++ <text:line-break/><text:tab/>j) On the left in the project explorer, open your test folder and you should see the freshly <text:tab/> <text:s/><text:tab/> <text:s text:c="4"/>checked out code.<text:line-break/><text:tab/>k) Open text2.c and type a few random lines; then save the file<text:line-break/><text:tab/>l) In the project explorer on the left, right click on the file “text2.c” and choose Bazaar → <text:tab/> <text:tab/> <text:s text:c="7"/>Commit Content.<text:line-break/><text:tab/>m) Add the message “Added new content to text2.c” <text:line-break/><text:tab/>n) Hit “ok”<text:line-break/><text:tab/><text:line-break/><text:tab/>o) To update your files to the newest version you may use “merge” or “pull new revisions” <text:line-break/><text:tab/> <text:s text:c="8"/>Right click on the folder “test” from the project explorer on the left and choose Bazaar → <text:tab/><text:tab/> <text:s text:c="8"/>Collaborate → Pull New Revisions <text:line-break/><text:tab/>p) Put in the repository URL if it does not remember it<text:line-break/><text:tab/>q) Hit “ok” This will update your repository to the newest. <text:line-break/><text:line-break/><text:tab/>r) With the same process do a “merge” from the server.<text:line-break/><text:line-break/><text:line-break/></text:span></text:p>
      <text:p text:style-name="P14"><text:span text:style-name="T9"><text:tab/></text:span><text:span text:style-name="T10">Activity – Git</text:span><text:span text:style-name="T9"><text:line-break/><text:line-break/><text:tab/>1) Installing Git<text:line-break/><text:tab/><text:tab/> <text:s/>Using your preferred method of installation install Git<text:line-break/><text:tab/><text:tab/> <text:s text:c="2"/>These are the package names-<text:line-break/><text:line-break/><text:tab/><text:tab/> <text:s/>(These may already be installed on your system)<text:line-break/><text:tab/><text:tab/> <text:s/>Ubuntu: <text:s/>git-core</text:span></text:p>
      <text:p text:style-name="P8"><text:tab/><text:tab/><text:tab/> <text:s text:c="4"/>git-gui</text:p>
      <text:p text:style-name="P8"><text:tab/><text:tab/><text:tab/> <text:s text:c="4"/>openssh-server<text:line-break/><text:line-break/><text:tab/><text:tab/> <text:s/>Fedora: git-core</text:p>
      <text:p text:style-name="P8"><text:s text:c="39"/>git-gui</text:p>
      <text:p text:style-name="P8"><text:tab/><text:tab/><text:tab/> <text:s text:c="4"/>openssh-server</text:p>
      <text:p text:style-name="P8"/>
      <text:p text:style-name="P8"><text:tab/> 2) Checking Out code</text:p>
      <text:p text:style-name="P8"><text:tab/><text:tab/>a) create a folder in your home directory called nodejs<text:line-break/><text:tab/><text:tab/> <text:s text:c="3"/>We will use this folder to checkout an open source project called “node.js”<text:line-break/></text:p>
      <text:p text:style-name="P8"><text:tab/><text:tab/>b) <text:s/>cd to the nodejs folder</text:p>
      <text:p text:style-name="P8"><text:line-break/><text:tab/><text:tab/>c) In terminal type “git init” and hit enter<text:line-break/><text:tab/><text:tab/> <text:s text:c="3"/>This informs git that this folder will be a repository and creates an index. <text:line-break/><text:line-break/><text:tab/><text:tab/>d) Type <text:s/>“git clone git://github.com/joyent/node.git ”</text:p>
      <text:p text:style-name="P8"><text:tab/><text:tab/> <text:s text:c="3"/>This creates a local repository of the code for node.js</text:p>
      <text:p text:style-name="P8"/>
      <text:p text:style-name="P8"><text:tab/> 3) Configuring your account<text:line-break/><text:tab/><text:tab/>a) Type “git config <text:s/>--global <text:s/>user.name “firstname lastname”</text:p>
      <text:p text:style-name="P10"><text:span text:style-name="T9"><text:tab/><text:tab/>b) Type “git config <text:s/>--global <text:s/>user.email “</text:span><text:a xlink:type="simple" xlink:href="mailto:me@rit.edu"><text:span text:style-name="T7">me@rit.edu</text:span></text:a><text:span text:style-name="T9">” </text:span></text:p>
      <text:p text:style-name="P8"><text:tab/><text:tab/> <text:s text:c="3"/>Replace the email with your RIT email address</text:p>
      <text:p text:style-name="P8"/>
      <text:p text:style-name="P15"><text:tab/>4) Creating a new project</text:p>
      <text:p text:style-name="P8"><text:tab/><text:tab/>a) cd to your home directory and create a new folder called “test-git”</text:p>
      <text:p text:style-name="P8"><text:tab/><text:tab/>b) cd to the new directory test-git</text:p>
      <text:p text:style-name="P8"><text:tab/><text:tab/>c) Create a new folder called “myFolder”</text:p>
      <text:p text:style-name="P8"><text:tab/><text:tab/>c) cd to the new folder myFolder</text:p>
      <text:p text:style-name="P8"><text:tab/><text:tab/>d) Type “git init”</text:p>
      <text:p text:style-name="P8"><text:tab/><text:tab/>e) Create files called “text1.txt”, “text2.txt”, “text1.c” and “test2.c”</text:p>
      <text:p text:style-name="P8"><text:tab/><text:tab/>f) Now type “git <text:s/>add <text:s/>text1.txt <text:s/>text2.txt'</text:p>
      <text:p text:style-name="P8"><text:tab/><text:tab/>g) Now type “git add *.c “</text:p>
      <text:p text:style-name="P8"><text:tab/><text:tab/> <text:s text:c="4"/>This will add any files that end in extension .c</text:p>
      <text:p text:style-name="P8"><text:tab/><text:tab/>h) To commit this type “git <text:s/>commit <text:s/>-m <text:s/>“Added new files to the project” </text:p>
      <text:p text:style-name="P8"><text:tab/><text:tab/> <text:s text:c="4"/>This will commit the files that you added to git with the add command. </text:p>
      <text:p text:style-name="P8"><text:s/><text:tab/><text:tab/> <text:s text:c="4"/>-m means message. The message will be stored with your commit.</text:p>
      <text:p text:style-name="P8"><text:tab/><text:tab/> <text:s text:c="5"/>Your files will not be marked as revision 1</text:p>
      <text:p text:style-name="P8"><text:tab/><text:tab/></text:p>
      <text:p text:style-name="P8"><text:tab/>5) Gitk</text:p>
      <text:p text:style-name="P8"><text:tab/><text:tab/>a) Create a new folder in your home folder called jquery-repo</text:p>
      <text:p text:style-name="P8"><text:tab/><text:tab/>b) Now that you have created a folder cd to that directory</text:p>
      <text:p text:style-name="P8"><text:tab/><text:tab/>c) Type “git <text:s/>clone <text:s/>git://github.com/jquery/jquery.git <text:s/>“</text:p>
      <text:p text:style-name="P8"><text:tab/><text:tab/>d) Type <text:s/>“gitk” </text:p>
      <text:p text:style-name="P8"><text:tab/><text:tab/></text:p>
      <text:p text:style-name="P8"><text:tab/><text:tab/> <text:s text:c="4"/>This is the GUI for Git. This does not provide any pull or clone support, but it does <text:tab/><text:tab/><text:tab/> <text:s text:c="4"/>allow you to merge remote code with existing code and visualize your repository. </text:p>
      <text:p text:style-name="P8"/>
      <text:p text:style-name="P8"><text:tab/><text:tab/> <text:s text:c="4"/>The tool also allows you to commit and push. </text:p>
      <text:p text:style-name="P8"/>
      <text:p text:style-name="P8"><text:tab/>6) Web Viewer </text:p>
      <text:p text:style-name="P8"><text:tab/><text:tab/>a) As the complete options for a Git web viewer require Apache or third part downloads <text:tab/><text:tab/><text:tab/>we will skip these section for the sake of this l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tab/>7) Using Git</text:p>
      <text:p text:style-name="P8"><text:tab/><text:tab/>a) Run the command “service ssh start” on your machine. You will need to run this as a <text:tab/><text:tab/><text:tab/> <text:s text:c="3"/>root user. This will start ssh for transferring across machines.</text:p>
      <text:p text:style-name="P8"/>
      <text:p text:style-name="P8"><text:tab/><text:tab/>b) On a second machine create a folder called local-repo in your home folder</text:p>
      <text:p text:style-name="P8"/>
      <text:p text:style-name="P8"><text:tab/><text:tab/>c) cd to the new local-repo folder</text:p>
      <text:p text:style-name="P8"/>
      <text:p text:style-name="P8"><text:tab/><text:tab/>d)On the second machine type </text:p>
      <text:p text:style-name="P8"><text:tab/><text:tab/> <text:s text:c="4"/>“git <text:s/>clone <text:s/><text:a xlink:type="simple" xlink:href="mailto:lastname@ip.add.re.ss"><text:span text:style-name="T17">lastname</text:span></text:a><text:a xlink:type="simple" xlink:href="mailto:lastname@ip.add.re.ss"><text:span text:style-name="T20">@</text:span></text:a><text:a xlink:type="simple" xlink:href="mailto:lastname@ip.add.re.ss"><text:span text:style-name="T17">ip.add.re.ss</text:span></text:a><text:span text:style-name="T20">:/home/</text:span><text:span text:style-name="T17">lastname/</text:span><text:span text:style-name="T20">test-git/myFolder/</text:span></text:p>
      <text:p text:style-name="P11"/>
      <text:p text:style-name="P8"><text:span text:style-name="T20"><text:tab/><text:tab/> <text:s text:c="6"/>where </text:span><text:span text:style-name="T17">lastname</text:span><text:span text:style-name="T20"> is your username on the FIRST machine and </text:span><text:span text:style-name="T17">ip.add.re.ss</text:span><text:span text:style-name="T20"> is the IP <text:tab/><text:tab/><text:tab/> <text:s text:c="7"/>address of your FIRST machine.</text:span></text:p>
      <text:p text:style-name="P8"/>
      <text:p text:style-name="P8"><text:tab/><text:tab/>e) Now you will see the myFolder repo you pulled from your other machine. Open the <text:tab/><text:tab/><text:tab/> <text:s text:c="3"/>folder and open the file “text1.txt”. Add several lines of sentences to the file and save <text:tab/><text:tab/> <text:s/><text:tab/> <text:s text:c="3"/>it.</text:p>
      <text:p text:style-name="P8"/>
      <text:p text:style-name="P8"><text:tab/><text:tab/>e) In the local-repo directory type “git add text1.txt” to add the changed file to your <text:tab/><text:tab/><text:tab/> <text:s text:c="3"/>commit list.</text:p>
      <text:p text:style-name="P8"/>
      <text:p text:style-name="P8"><text:tab/><text:tab/>f) Commit these changes with “git <text:s/>commit <text:s/>-m “Modified text1.txt”</text:p>
      <text:p text:style-name="P8"/>
      <text:p text:style-name="P8"/>
      <text:p text:style-name="P8"><text:tab/>8) Resolving Conflicts</text:p>
      <text:p text:style-name="P8"><text:tab/><text:tab/>a) On your SECOND machine install openssh-server as you did earlier in this lab</text:p>
      <text:p text:style-name="P8"/>
      <text:p text:style-name="P8"><text:tab/><text:tab/>b) On your FIRST machine cd into the myFolder directory</text:p>
      <text:p text:style-name="P8"/>
      <text:p text:style-name="P8"><text:tab/><text:tab/>b) Now <text:span text:style-name="T20">on your first machine add the remote client with </text:span></text:p>
      <text:p text:style-name="P8"><text:span text:style-name="T20"><text:tab/><text:tab/> <text:s text:c="4"/>“ git <text:s/>remote add <text:s/>machine2 <text:s/></text:span><text:a xlink:type="simple" xlink:href="mailto:lastname@ip.add.re.ss"><text:span text:style-name="T17">lastname@ip.add.re.ss</text:span></text:a><text:span text:style-name="T20">:/home/local-repo/myFolder/ </text:span></text:p>
      <text:p text:style-name="P11"/>
      <text:p text:style-name="P8"><text:span text:style-name="T20"><text:tab/><text:tab/> <text:s text:c="6"/>where </text:span><text:span text:style-name="T17">lastname</text:span><text:span text:style-name="T20"> is your username on the FIRST machine and </text:span><text:span text:style-name="T17">ip.add.re.ss</text:span><text:span text:style-name="T20"> is the IP <text:tab/><text:tab/><text:tab/> <text:s text:c="7"/>address of your FIRST machine.</text:span></text:p>
      <text:p text:style-name="P11"/>
      <text:p text:style-name="P11"><text:tab/><text:tab/>d) Fetch the updated code from that machine with “git fetch machine2 <text:s/>”</text:p>
      <text:p text:style-name="P8"><text:line-break/><text:tab/><text:tab/> <text:s text:c="3"/>This will add your change back into the repository, but will not update for <text:tab/><text:tab/><text:tab/> <text:s text:c="7"/><text:tab/> <text:s text:c="3"/>the user on that machine. <text:line-break/></text:p>
      <text:p text:style-name="P8"/>
      <text:p text:style-name="P8"><text:line-break/><text:soft-page-break/><text:tab/><text:tab/>e) On the machine hosting the web service (machine1) , open text1.txt and add a couple <text:tab/><text:tab/><text:tab/> <text:s text:c="3"/>lines. <text:line-break/><text:tab/><text:tab/> <text:s text:c="2"/><text:span text:style-name="T19"><text:s/>This file will be out of date in comparison to the file you committed on the other <text:tab/><text:tab/><text:tab/> <text:s text:c="3"/>machine.</text:span><text:line-break/><text:line-break/><text:tab/><text:tab/>f) Then on that same machine type “git add text1.txt” <text:s/>in the folder that has the file <text:tab/><text:tab/><text:tab/> <text:s text:c="3"/>“text1.txt”<text:line-break/><text:line-break/><text:tab/><text:tab/>g) Then type “git commit -m “Added new functions”<text:line-break/><text:tab/><text:tab/> <text:s text:c="4"/><text:span text:style-name="T19">This will add your file to the repository that is hosted, but it will not line up with <text:tab/><text:tab/> <text:s text:c="4"/>the one that was committed from the other machine</text:span></text:p>
      <text:p text:style-name="P7"/>
      <text:p text:style-name="P8"><text:span text:style-name="T19"><text:tab/><text:tab/></text:span>h) Now merge the changes from both machines. On the first machine type</text:p>
      <text:p text:style-name="P8"><text:tab/><text:tab/> <text:s text:c="4"/>“git <text:s/>merge <text:s/>machine2/master” </text:p>
      <text:p text:style-name="P8"><text:tab/><text:tab/> <text:s text:c="4"/></text:p>
      <text:p text:style-name="P8"><text:s text:c="29"/>This will warn you about conflicts and add the conflict info into your file</text:p>
      <text:p text:style-name="P8"/>
      <text:p text:style-name="P8"><text:tab/><text:tab/>i) On machine, open the text1.txt file. You will see arrows pointing in what is new from <text:tab/><text:tab/><text:tab/> <text:s text:c="3"/>the master branch (head) and machine2 and equals signs between the code. Remove <text:tab/><text:tab/><text:tab/> <text:s text:c="3"/>these arrows and the equals signs to merge the code. This is where you would resolve <text:tab/><text:tab/><text:tab/> <text:s text:c="3"/>code conflicts if there were any by removing the unnecessary lines. Save the file.</text:p>
      <text:p text:style-name="P8"/>
      <text:p text:style-name="P8"><text:tab/><text:tab/>j) Now add the new file back into the branch with</text:p>
      <text:p text:style-name="P8"><text:tab/><text:tab/> <text:s text:c="3"/>“git add * <text:s text:c="2"/>”</text:p>
      <text:p text:style-name="P8"/>
      <text:p text:style-name="P8"><text:tab/><text:tab/>k) Commit the new merged file back in with</text:p>
      <text:p text:style-name="P8"><text:tab/><text:tab/> <text:s text:c="4"/>“git <text:s/>commit <text:s/>-m <text:s/>'Merged changes from machine2'</text:p>
      <text:p text:style-name="P8"/>
      <text:p text:style-name="P8"><text:tab/><text:tab/>l) Now on machine2 get the latest code with </text:p>
      <text:p text:style-name="P8"><text:tab/><text:tab/> <text:s text:c="3"/>“git <text:s/>fetch origin”<text:tab/><text:tab/></text:p>
      <text:p text:style-name="P8"><text:tab/></text:p>
      <text:p text:style-name="P8"><text:tab/><text:tab/>m) Now merge the updated code back into machine2's branch. This is referred to as fast-<text:tab/><text:tab/><text:tab/> <text:s text:c="4"/>forward.</text:p>
      <text:p text:style-name="P8"><text:tab/><text:tab/> <text:s text:c="4"/>“git <text:s/>merge <text:s text:c="2"/>origin/master” </text:p>
      <text:p text:style-name="P8"/>
      <text:p text:style-name="P8"/>
      <text:p text:style-name="P8"/>
      <text:p text:style-name="P8"><text:tab/><text:tab/><text:line-break/></text:p>
      <text:p text:style-name="P15"><text:tab/>9) <text:s/>Eclipse Integration<text:line-break/><text:tab/> <text:s text:c="3"/>a) Open machine2 Eclipse<text:line-break/><text:tab/> <text:s text:c="8"/></text:p>
      <text:p text:style-name="P8"><text:tab/> <text:s text:c="3"/>b) Choose a location for the workspace<text:line-break/><text:tab/> <text:s text:c="8"/></text:p>
      <text:p text:style-name="P8"><text:tab/> <text:s text:c="3"/>c) In Eclipse, click help from the menu and choose “install new software”<text:line-break/><text:line-break/><text:tab/> <text:s text:c="3"/>d) In the “work with” field type<text:line-break/><text:tab/> <text:s text:c="8"/><text:a xlink:type="simple" xlink:href="http://download.eclipse.org/egit/updates/">http://download.eclipse.org/egit/updates/</text:a> <text:line-break/><text:tab/><text:line-break/><text:tab/> <text:s text:c="3"/>e) Click “add”<text:line-break/><text:line-break/><text:tab/> <text:s text:c="3"/>f) For the name just put “Git plugin” and hit “ok”<text:line-break/><text:line-break/><text:tab/> <text:s text:c="3"/>g) In the selection area where it says “Eclipse Git Team Provider” and “Jgit” </text:p>
      <text:p text:style-name="P8"><text:tab/> <text:s text:c="8"/>Expand the “Eclipse Git Team Provider” section with the arrow next to it. </text:p>
      <text:p text:style-name="P8"/>
      <text:p text:style-name="P8"><text:tab/> <text:s text:c="3"/>h) Put a checkmark “Eclipse EGit” option <text:line-break/><text:line-break/><text:tab/> <text:s text:c="3"/>i) Hit “next”<text:line-break/><text:line-break/><text:tab/> <text:s text:c="3"/>j) Hit “next”<text:line-break/><text:line-break/><text:tab/> <text:s text:c="3"/>k) Accept the license if you agree to it<text:line-break/><text:tab/> <text:s text:c="3"/><text:line-break/><text:tab/> <text:s text:c="3"/>l) Hit Finish<text:line-break/><text:line-break/><text:tab/> <text:s text:c="3"/>m) Restart Eclipse</text:p>
      <text:p text:style-name="P8"/>
      <text:p text:style-name="P8"/>
      <text:p text:style-name="P8"><text:tab/>10)Bazaar Eclipse plugin </text:p>
      <text:p text:style-name="P8"><text:tab/><text:tab/>a) Using the method of your choice install the c/c++ tools for Eclipse </text:p>
      <text:p text:style-name="P8"><text:tab/><text:tab/> <text:s text:c="3"/>Close Eclipse first if it is open </text:p>
      <text:p text:style-name="P8"><text:tab/><text:tab/> <text:s text:c="3"/>These are the package names: </text:p>
      <text:p text:style-name="P8"/>
      <text:p text:style-name="P8"><text:tab/><text:tab/> <text:s text:c="3"/>Ubuntu: eclipse-cdt </text:p>
      <text:p text:style-name="P8"><text:tab/><text:tab/> <text:s text:c="3"/>Fedora: eclipse-cdt </text:p>
      <text:p text:style-name="P8"/>
      <text:p text:style-name="P8"/>
      <text:p text:style-name="P8"><text:tab/><text:tab/>b) Open Eclipse </text:p>
      <text:p text:style-name="P8"><text:tab/><text:tab/>c) On the top bar go to Window → Open Perspective → Other</text:p>
      <text:p text:style-name="P8"><text:tab/><text:tab/>d) Choose “Git Repository Exploring” and hit “ok” </text:p>
      <text:p text:style-name="P8"><text:soft-page-break/><text:tab/><text:tab/>e) Click “Clone a git repository”</text:p>
      <text:p text:style-name="P8"><text:tab/><text:tab/>f) For the host put in the <text:span text:style-name="T20">ip address of machine1<text:tab/><text:tab/></text:span></text:p>
      <text:p text:style-name="P8"><text:span text:style-name="T20"><text:tab/><text:tab/>g) For the repo path type “ <text:s/>/home/</text:span><text:span text:style-name="T17">lastname/</text:span><text:span text:style-name="T20">test-git/myFolder/ <text:s/>“</text:span></text:p>
      <text:p text:style-name="P11"/>
      <text:p text:style-name="P8"><text:span text:style-name="T20"><text:tab/><text:tab/> <text:s text:c="3"/>where </text:span><text:span text:style-name="T17">lastname</text:span><text:span text:style-name="T20"> is the username of machine1</text:span></text:p>
      <text:p text:style-name="P8"/>
      <text:p text:style-name="P8"><text:tab/><text:tab/>h) For the Protocol choose “ssh” and port choose “22”</text:p>
      <text:p text:style-name="P8"><text:tab/><text:tab/>i) For the user type in the username of your user on machine1</text:p>
      <text:p text:style-name="P8"><text:tab/><text:tab/>j) For the password type in the password of the user on machine1 and hit “next”</text:p>
      <text:p text:style-name="P8"><text:tab/><text:tab/>k) Choose “yes” for the SSH RSA key</text:p>
      <text:p text:style-name="P8"><text:tab/><text:tab/>l) Make sure “master” is marked in the branch selection and hit “next” </text:p>
      <text:p text:style-name="P8"><text:tab/><text:tab/>m) Hit “Finish”</text:p>
      <text:p text:style-name="P8"><text:tab/><text:tab/>n) Right click on the new myFolder repo listed under “Git Repositories” in the Git <text:tab/><text:tab/><text:tab/> <text:s text:c="3"/>Repositories view. </text:p>
      <text:p text:style-name="P8"><text:tab/><text:tab/>o) Choose “Import Projects”</text:p>
      <text:p text:style-name="P8"><text:tab/><text:tab/>p) At the import projects window choose “Use the New Projects Wizard” and click <text:tab/><text:tab/> <text:s text:c="15"/>“finish”</text:p>
      <text:p text:style-name="P8"><text:tab/><text:tab/>q) At the new project screen choose “C++ Project” under “C/C++”</text:p>
      <text:p text:style-name="P8"><text:tab/><text:tab/>r) For the name type in “git-test” and hit “Finish”</text:p>
      <text:p text:style-name="P8"><text:tab/><text:tab/>s) Say “No” when it asks to switch perspectives</text:p>
      <text:p text:style-name="P8"><text:tab/><text:tab/>t) On the left in the Git Repositories window, open the test2.c file. It should show on the <text:tab/><text:tab/> <text:s text:c="2"/>right after opened. Add a couple lines to the file and save it.</text:p>
      <text:p text:style-name="P8"><text:tab/><text:tab/>u) Right click on the myFolder repository and choose “commit”</text:p>
      <text:p text:style-name="P8"><text:tab/><text:tab/>v) Enter a commit message and hit “commit”</text:p>
      <text:p text:style-name="P8"/>
      <text:p text:style-name="P8"><text:tab/>11) Merging changes back in</text:p>
      <text:p text:style-name="P8"><text:tab/><text:tab/>a) Eclipse created a directory on machine2 at /home/<text:span text:style-name="T17">lastname</text:span><text:span text:style-name="T20">/test-git/myFolder/</text:span></text:p>
      <text:p text:style-name="P11"><text:tab/><text:tab/> <text:s text:c="3"/>You need to pull these changes into machine1 now. </text:p>
      <text:p text:style-name="P11"/>
      <text:p text:style-name="P11"><text:tab/><text:tab/>b) On machine1 in the test-git/myFolder directory type</text:p>
      <text:p text:style-name="P8"><text:span text:style-name="T20"><text:tab/><text:tab/> <text:s text:c="3"/>“git <text:s/>remote <text:s/>add <text:s/>eclipseMachine <text:s/></text:span><text:a xlink:type="simple" xlink:href="mailto:lastname@ip.add.re.ss"><text:span text:style-name="T17">lastname@ip.add.re.ss</text:span></text:a><text:span text:style-name="T20">:/home/test-git/myFolder/ <text:s text:c="2"/>”</text:span></text:p>
      <text:p text:style-name="P11"/>
      <text:p text:style-name="P11"><text:tab/><text:tab/>c) Now type “git <text:s/>fetch <text:s/>eclipseMachine” </text:p>
      <text:p text:style-name="P11"><text:tab/><text:tab/> <text:s text:c="4"/>This will retrieve the changes from the machine with Eclipse on it. </text:p>
      <text:p text:style-name="P11"/>
      <text:p text:style-name="P11"><text:tab/><text:tab/>d) Now merge the changes in with <text:s/>“git <text:s/>merge <text:s/>eclipseMachine/master <text:s text:c="2"/>”</text:p>
      <text:p text:style-name="P11"/>
      <text:p text:style-name="P11"><text:tab/><text:tab/> <text:s text:c="3"/>This will have merged all of the changes you made in eclipse back in. </text:p>
      <text:p text:style-name="P11"/>
      <text:p text:style-name="P11"><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347in" table:align="left" style:writing-mode="lr-tb"/>
    </style:style>
    <style:style style:name="Table2.A" style:family="table-column">
      <style:table-column-properties style:column-width="1.7326in"/>
    </style:style>
    <style:style style:name="Table2.B" style:family="table-column">
      <style:table-column-properties style:column-width="5.2021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B1" style:family="table-cell">
      <style:table-cell-properties style:vertical-align="top" fo:padding="0.0382in" fo:border="0.0007in solid #000000" style:writing-mode="lr-tb"/>
    </style:style>
    <style:style style:name="MP1" style:family="paragraph" style:parent-style-name="Table_20_Contents">
      <style:paragraph-properties fo:text-align="center" style:justify-single-word="false" style:snap-to-layout-grid="false"/>
    </style:style>
    <style:style style:name="MP2" style:family="paragraph" style:parent-style-name="Standard">
      <style:paragraph-properties style:snap-to-layout-grid="false"/>
    </style:style>
    <style:style style:name="MT1" style:family="text">
      <style:text-properties fo:font-size="28pt" fo:font-weight="normal" style:font-size-asian="28pt" style:font-weight-asian="normal" style:font-size-complex="28pt" style:font-weight-complex="normal"/>
    </style:style>
    <style:style style:name="MT2" style:family="text">
      <style:text-properties style:text-position="super 58%" style:font-name="Times New Roman1" fo:font-size="18pt" fo:font-weight="normal" style:font-name-asian="Times New Roman1" style:font-size-asian="18pt" style:font-weight-asian="normal" style:font-name-complex="Times New Roman1" style:font-size-complex="18pt" style:font-weight-complex="normal"/>
    </style:style>
    <style:style style:name="MT3" style:family="text">
      <style:text-properties style:font-name="Times New Roman1" fo:font-size="15pt" fo:font-weight="normal" style:font-name-asian="Times New Roman1" style:font-size-asian="15pt" style:font-weight-asian="normal" style:font-name-complex="Times New Roman1" style:font-size-complex="15pt" style:font-weight-complex="normal"/>
    </style:style>
    <style:style style:name="MT4" style:family="text">
      <style:text-properties style:font-name="Times New Roman1" style:font-name-asian="Droid Sans Fallback" style:font-name-complex="Times New Roman1"/>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504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table:table table:name="Table2" table:style-name="Table2">
          <table:table-column table:style-name="Table2.A"/>
          <table:table-column table:style-name="Table2.B"/>
          <table:table-row table:style-name="Table2.1">
            <table:table-cell table:style-name="Table2.A1" office:value-type="string">
              <text:p text:style-name="MP1"><text:span text:style-name="MT1">R </text:span><text:span text:style-name="MT2">●</text:span><text:span text:style-name="MT1"> I </text:span><text:span text:style-name="MT2">●</text:span><text:span text:style-name="MT3"> </text:span><text:span text:style-name="MT1">T</text:span></text:p>
            </table:table-cell>
            <table:table-cell table:style-name="Table2.B1" office:value-type="string">
              <text:p text:style-name="MP2">Rochester Institute of Technology</text:p>
              <text:p text:style-name="Standard">Golisano College of Computing and Information Sciences</text:p>
              <text:p text:style-name="Standard">Department of Information Sciences and Technologies</text:p>
            </table:table-cell>
          </table:table-row>
        </table:table>
        <text:p text:style-name="Standard"/>
      </style:header>
      <style:footer>
        <text:p text:style-name="Footer"><draw:frame draw:style-name="Mfr1" draw:name="graphics1" text:anchor-type="paragraph" svg:width="1.3425in" svg:height="0.4693in" draw:z-index="19"><draw:image xlink:href="Pictures/10000201000001930000008D0A797014.png" xlink:type="simple" xlink:show="embed" xlink:actuate="onLoad"/></draw:frame> <text:s/><text:span text:style-name="MT4">© Cody Van De Mark</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en </meta:initial-creator>
    <meta:creation-date>2011-09-10T14:38:39</meta:creation-date>
    <dc:date>2012-02-29T00:07:27</dc:date>
    <dc:creator>Ren </dc:creator>
    <meta:editing-duration>P5DT22H42M46S</meta:editing-duration>
    <meta:editing-cycles>681</meta:editing-cycles>
    <meta:generator>LibreOffice/3.3$Unix LibreOffice_project/330m19$Build-401</meta:generator>
    <meta:document-statistic meta:table-count="2" meta:image-count="1" meta:object-count="0" meta:page-count="20" meta:paragraph-count="193" meta:word-count="5139" meta:character-count="32614"/>
  </office:meta>
</office:document-meta>
</file>